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F0000000C0E9B7F9897C5C1CD.png" manifest:media-type="image/png"/>
  <manifest:file-entry manifest:full-path="Pictures/1000099E0000018B00000142F3913265E4461094.svg" manifest:media-type="image/svg+xml"/>
  <manifest:file-entry manifest:full-path="Pictures/100002010000000F0000000C9AFF461505C4B3CD.png" manifest:media-type="image/png"/>
  <manifest:file-entry manifest:full-path="Pictures/10000AA900000196000001471580C564781BC31C.svg" manifest:media-type="image/svg+xml"/>
  <manifest:file-entry manifest:full-path="Pictures/10000201000002AE000001B3867AAECD6172F8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879cm" fo:min-width="19.0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5983b0" draw:marker-start-width="0.321cm" draw:marker-end-width="0.321cm" draw:fill-color="#191919" draw:textarea-horizontal-align="justify" draw:textarea-vertical-align="middle" draw:auto-grow-height="false" fo:min-height="0.299cm" fo:min-width="0.049cm" fo:padding-top="0.165cm" fo:padding-bottom="0.165cm" fo:padding-left="0.29cm" fo:padding-right="0.29cm"/>
    </style:style>
    <style:style style:name="gr7" style:family="graphic" style:parent-style-name="standard">
      <style:graphic-properties svg:stroke-color="#5983b0" draw:fill-color="#5983b0" draw:textarea-horizontal-align="justify" draw:textarea-vertical-align="middle" draw:auto-grow-height="false" fo:min-height="0.021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449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5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448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64cm" fo:min-width="2.495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64cm" fo:min-width="2.546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64cm" fo:min-width="2.494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2.718cm" fo:min-width="0.563cm" fo:padding-top="0.165cm" fo:padding-bottom="0.165cm" fo:padding-left="0.29cm" fo:padding-right="0.29cm"/>
    </style:style>
    <style:style style:name="gr16" style:family="graphic" style:parent-style-name="standard">
      <style:graphic-properties svg:stroke-color="#ffb66c" draw:fill-color="#ffb66c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18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2.718cm" fo:min-width="2.595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2.718cm" fo:min-width="0.436cm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5983b0"/>
    </style:style>
    <style:style style:name="P5" style:family="paragraph">
      <loext:graphic-properties draw:fill="none" draw:fill-color="#ffffff"/>
      <style:paragraph-properties style:writing-mode="lr-tb"/>
      <style:text-properties fo:color="#81d41a"/>
    </style:style>
    <style:style style:name="P6" style:family="paragraph">
      <loext:graphic-properties draw:fill-color="#5983b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4000"/>
    </style:style>
    <style:style style:name="P8" style:family="paragraph">
      <style:paragraph-properties fo:text-align="center"/>
    </style:style>
    <style:style style:name="P9" style:family="paragraph">
      <loext:graphic-properties draw:fill-color="#ffb66c"/>
      <style:paragraph-properties fo:text-align="center"/>
    </style:style>
    <style:style style:name="T1" style:family="text">
      <style:text-properties fo:color="#5983b0" style:text-position="0% 100%"/>
    </style:style>
    <style:style style:name="T2" style:family="text">
      <style:text-properties fo:color="#5983b0" style:text-position="-33% 58%"/>
    </style:style>
    <style:style style:name="T3" style:family="text">
      <style:text-properties fo:color="#81d41a" style:text-position="0% 100%"/>
    </style:style>
    <style:style style:name="T4" style:family="text">
      <style:text-properties fo:color="#81d41a" style:text-position="-33% 58%"/>
    </style:style>
    <style:style style:name="T5" style:family="text">
      <style:text-properties fo:color="#ff4000"/>
    </style:style>
    <style:style style:name="T6" style:family="text">
      <style:text-properties fo:color="#ff40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4" draw:text-style-name="P4" draw:layer="layout" svg:width="1.651cm" svg:height="1.673cm" svg:x="1.239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3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1.651cm" svg:height="1.673cm" svg:x="3.811cm" svg:y="11.509cm">
          <draw:text-box>
            <text:p><text:span text:style-name="T5">x</text:span><text:span text:style-name="T6">0</text:span></text:p>
          </draw:text-box>
        </draw:frame>
        <draw:frame draw:style-name="gr8" draw:text-style-name="P8" draw:layer="layout" svg:width="0.879cm" svg:height="0.707cm" svg:x="1.407cm" svg:y="12.446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2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81cm" svg:y="11.508cm">
          <draw:text-box>
            <text:p><text:span text:style-name="T5">x</text:span><text:span text:style-name="T6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2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3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81cm" svg:y="11.508cm">
          <draw:text-box>
            <text:p><text:span text:style-name="T5">x</text:span><text:span text:style-name="T6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2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143cm" svg:height="3.048cm" svg:x="17.907cm" svg:y="11.8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4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81cm" svg:y="11.508cm">
          <draw:text-box>
            <text:p><text:span text:style-name="T5">x</text:span><text:span text:style-name="T6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2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143cm" svg:height="3.048cm" svg:x="14.478cm" svg:y="11.93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47cm" svg:y1="1.778cm" svg:x2="7.747cm" svg:y2="4.826cm">
          <text:p/>
        </draw:line>
        <draw:custom-shape draw:style-name="gr16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1.651cm" svg:height="1.673cm" svg:x="6.477cm" svg:y="3.429cm">
          <draw:text-box>
            <text:p><text:span text:style-name="T5">x</text:span><text:span text:style-name="T6">1</text:span></text:p>
          </draw:text-box>
        </draw:fram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5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81cm" svg:y="11.508cm">
          <draw:text-box>
            <text:p><text:span text:style-name="T5">x</text:span><text:span text:style-name="T6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1cm" svg:y="7.366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143cm" svg:height="3.048cm" svg:x="15.748cm" svg:y="11.81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47cm" svg:y1="1.778cm" svg:x2="7.747cm" svg:y2="4.826cm">
          <text:p/>
        </draw:line>
        <draw:frame draw:style-name="gr4" draw:text-style-name="P7" draw:layer="layout" svg:width="1.651cm" svg:height="1.673cm" svg:x="6.477cm" svg:y="3.429cm">
          <draw:text-box>
            <text:p><text:span text:style-name="T5">x</text:span><text:span text:style-name="T6">1</text:span></text:p>
          </draw:text-box>
        </draw:frame>
        <draw:line draw:style-name="gr3" draw:text-style-name="P3" draw:layer="layout" svg:x1="7.747cm" svg:y1="1.805cm" svg:x2="10.922cm" svg:y2="1.805cm">
          <text:p/>
        </draw:line>
        <draw:custom-shape draw:style-name="gr16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1cm" svg:height="1.673cm" svg:x="9.652cm" svg:y="1.883cm">
          <draw:text-box>
            <text:p><text:span text:style-name="T3">y</text:span><text:span text:style-name="T4">1</text:span></text:p>
          </draw:text-box>
        </draw:fram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6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81cm" svg:y="11.508cm">
          <draw:text-box>
            <text:p><text:span text:style-name="T5">x</text:span><text:span text:style-name="T6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1cm" svg:y="7.366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143cm" svg:height="3.048cm" svg:x="16.637cm" svg:y="11.81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47cm" svg:y1="1.778cm" svg:x2="7.747cm" svg:y2="4.826cm">
          <text:p/>
        </draw:line>
        <draw:frame draw:style-name="gr4" draw:text-style-name="P7" draw:layer="layout" svg:width="1.651cm" svg:height="1.673cm" svg:x="6.477cm" svg:y="3.429cm">
          <draw:text-box>
            <text:p><text:span text:style-name="T5">x</text:span><text:span text:style-name="T6">1</text:span></text:p>
          </draw:text-box>
        </draw:frame>
        <draw:line draw:style-name="gr3" draw:text-style-name="P3" draw:layer="layout" svg:x1="7.747cm" svg:y1="1.805cm" svg:x2="10.922cm" svg:y2="1.805cm">
          <text:p/>
        </draw:line>
        <draw:custom-shape draw:style-name="gr16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1cm" svg:height="1.673cm" svg:x="9.652cm" svg:y="1.883cm">
          <draw:text-box>
            <text:p><text:span text:style-name="T3">y</text:span><text:span text:style-name="T4">1</text:span></text:p>
          </draw:text-box>
        </draw:frame>
        <draw:g>
          <draw:custom-shape draw:style-name="gr6" draw:text-style-name="P1" draw:layer="layout" svg:width="0.889cm" svg:height="0.889cm" svg:x="7.239cm" svg:y="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7.493cm" svg:y="1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1.651cm" svg:height="1.673cm" svg:x="6.604cm" svg:y="2.032cm">
          <draw:text-box>
            <text:p><text:span text:style-name="T1">z</text:span><text:span text:style-name="T2">1</text:span></text:p>
          </draw:text-box>
        </draw:fram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7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81cm" svg:y="11.508cm">
          <draw:text-box>
            <text:p><text:span text:style-name="T5">x</text:span><text:span text:style-name="T6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1cm" svg:y="7.366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7.747cm" svg:y1="1.778cm" svg:x2="7.747cm" svg:y2="4.826cm">
          <text:p/>
        </draw:line>
        <draw:frame draw:style-name="gr4" draw:text-style-name="P7" draw:layer="layout" svg:width="1.651cm" svg:height="1.673cm" svg:x="6.477cm" svg:y="3.429cm">
          <draw:text-box>
            <text:p><text:span text:style-name="T5">x</text:span><text:span text:style-name="T6">1</text:span></text:p>
          </draw:text-box>
        </draw:frame>
        <draw:line draw:style-name="gr3" draw:text-style-name="P3" draw:layer="layout" svg:x1="7.747cm" svg:y1="1.805cm" svg:x2="10.922cm" svg:y2="1.805cm">
          <text:p/>
        </draw:line>
        <draw:custom-shape draw:style-name="gr16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1cm" svg:height="1.673cm" svg:x="9.652cm" svg:y="1.883cm">
          <draw:text-box>
            <text:p><text:span text:style-name="T3">y</text:span><text:span text:style-name="T4">1</text:span></text:p>
          </draw:text-box>
        </draw:frame>
        <draw:g>
          <draw:custom-shape draw:style-name="gr6" draw:text-style-name="P1" draw:layer="layout" svg:width="0.889cm" svg:height="0.889cm" svg:x="7.239cm" svg:y="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7.493cm" svg:y="1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1.651cm" svg:height="1.673cm" svg:x="6.604cm" svg:y="2.032cm">
          <draw:text-box>
            <text:p><text:span text:style-name="T1">z</text:span><text:span text:style-name="T2">1</text:span></text:p>
          </draw:text-box>
        </draw:fram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  <draw:frame draw:style-name="gr8" draw:text-style-name="P8" draw:layer="layout" svg:width="0.907cm" svg:height="0.737cm" svg:x="8.237cm" svg:y="4.445cm">
          <draw:image xlink:href="Pictures/1000099E0000018B00000142F3913265E4461094.svg" xlink:type="simple" xlink:show="embed" xlink:actuate="onLoad" loext:mime-type="image/svg+xml">
            <text:p/>
          </draw:image>
          <draw:image xlink:href="Pictures/100002010000000F0000000C0E9B7F9897C5C1CD.png" xlink:type="simple" xlink:show="embed" xlink:actuate="onLoad" loext:mime-type="image/png"/>
          <svg:title>TexMaths</svg:title>
          <svg:desc>14§display§\textcolor{white}{\mathcal{F}_1}§svg§600§TRUE§</svg:desc>
        </draw:frame>
      </draw:page>
      <draw:page draw:name="page8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7" draw:text-style-name="P4" draw:layer="layout" svg:width="2.54cm" svg:height="1.977cm" svg:x="0.254cm" svg:y="11.303cm">
          <draw:text-box>
            <text:p><text:span text:style-name="T1">z</text:span><text:span text:style-name="T2">0</text:span><text:span text:style-name="T1">=z</text:span><text:span text:style-name="T2">1</text:span></text:p>
          </draw:text-box>
        </draw:frame>
        <draw:frame draw:style-name="gr4" draw:text-style-name="P5" draw:layer="layout" svg:width="1.651cm" svg:height="1.673cm" svg:x="0.383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3" draw:layer="layout" svg:x1="1.541cm" svg:y1="10.898cm" svg:x2="3.74cm" svg:y2="8.788cm">
            <text:p/>
          </draw:line>
          <draw:line draw:style-name="gr5" draw:text-style-name="P3" draw:layer="layout" svg:x1="1.544cm" svg:y1="10.94cm" svg:x2="3.669cm" svg:y2="13.125cm">
            <text:p/>
          </draw:line>
          <draw:g>
            <draw:custom-shape draw:style-name="gr6" draw:text-style-name="P1" draw:layer="layout" svg:width="0.889cm" svg:height="0.889cm" draw:transform="rotate (-0.799535330338603) translate (1.551cm 10.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381cm" svg:height="0.381cm" draw:transform="rotate (-0.799535330338603) translate (1.546cm 10.5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" draw:text-style-name="P7" draw:layer="layout" svg:width="1.651cm" svg:height="1.673cm" svg:x="3.812cm" svg:y="11.51cm">
          <draw:text-box>
            <text:p><text:span text:style-name="T5">x</text:span><text:span text:style-name="T6">0</text:span></text:p>
          </draw:text-box>
        </draw:frame>
        <draw:custom-shape draw:style-name="gr18" draw:text-style-name="P2" draw:layer="layout" svg:width="3.175cm" svg:height="3.048cm" svg:x="14.605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3.556cm" svg:y="12.932cm">
          <draw:text-box>
            <text:p><text:span text:style-name="T5">x</text:span><text:span text:style-name="T6">1</text:span></text:p>
          </draw:text-box>
        </draw:frame>
        <draw:frame draw:style-name="gr4" draw:text-style-name="P5" draw:layer="layout" svg:width="1.651cm" svg:height="1.673cm" svg:x="3.556cm" svg:y="7.852cm">
          <draw:text-box>
            <text:p><text:span text:style-name="T3">y</text:span><text:span text:style-name="T4">1</text:span></text:p>
          </draw:text-box>
        </draw:frame>
        <draw:frame draw:style-name="gr8" draw:text-style-name="P8" draw:layer="layout" svg:width="0.879cm" svg:height="0.707cm" svg:x="1.408cm" svg:y="12.4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9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7" draw:text-style-name="P4" draw:layer="layout" svg:width="2.54cm" svg:height="1.977cm" svg:x="-0.127cm" svg:y="9.144cm">
          <draw:text-box>
            <text:p><text:span text:style-name="T1">z</text:span><text:span text:style-name="T2">0</text:span><text:span text:style-name="T1">=z</text:span><text:span text:style-name="T2">1</text:span></text:p>
          </draw:text-box>
        </draw:frame>
        <draw:frame draw:style-name="gr4" draw:text-style-name="P5" draw:layer="layout" svg:width="1.651cm" svg:height="1.673cm" svg:x="0.383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1.678cm" svg:y1="10.922cm" svg:x2="4.726cm" svg:y2="10.963cm">
          <text:p/>
        </draw:line>
        <draw:line draw:style-name="gr5" draw:text-style-name="P3" draw:layer="layout" svg:x1="1.6cm" svg:y1="10.922cm" svg:x2="1.579cm" svg:y2="13.97cm">
          <text:p/>
        </draw:line>
        <draw:g>
          <draw:custom-shape draw:style-name="gr6" draw:text-style-name="P1" draw:layer="layout" svg:width="0.889cm" svg:height="0.889cm" draw:transform="rotate (-1.57760311087767) translate (2.038cm 10.3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draw:transform="rotate (-1.57760311087767) translate (1.782cm 10.6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1.651cm" svg:height="1.673cm" svg:x="3.812cm" svg:y="11.51cm">
          <draw:text-box>
            <text:p><text:span text:style-name="T5">x</text:span><text:span text:style-name="T6">0</text:span></text:p>
          </draw:text-box>
        </draw:frame>
        <draw:custom-shape draw:style-name="gr18" draw:text-style-name="P2" draw:layer="layout" svg:width="3.175cm" svg:height="3.048cm" svg:x="14.605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1.651cm" svg:y="13.589cm">
          <draw:text-box>
            <text:p><text:span text:style-name="T5">x</text:span><text:span text:style-name="T6">1</text:span></text:p>
          </draw:text-box>
        </draw:frame>
        <draw:frame draw:style-name="gr4" draw:text-style-name="P5" draw:layer="layout" svg:width="1.651cm" svg:height="1.673cm" svg:x="4.699cm" svg:y="10.668cm">
          <draw:text-box>
            <text:p><text:span text:style-name="T3">y</text:span><text:span text:style-name="T4">1</text:span></text:p>
          </draw:text-box>
        </draw:frame>
        <draw:frame draw:style-name="gr8" draw:text-style-name="P8" draw:layer="layout" svg:width="0.879cm" svg:height="0.707cm" svg:x="2.032cm" svg:y="12.247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10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7" draw:text-style-name="P4" draw:layer="layout" svg:width="2.54cm" svg:height="1.977cm" svg:x="-0.127cm" svg:y="9.144cm">
          <draw:text-box>
            <text:p><text:span text:style-name="T1">z</text:span><text:span text:style-name="T2">0</text:span><text:span text:style-name="T1">=z</text:span><text:span text:style-name="T2">1</text:span></text:p>
          </draw:text-box>
        </draw:frame>
        <draw:frame draw:style-name="gr4" draw:text-style-name="P5" draw:layer="layout" svg:width="1.651cm" svg:height="1.673cm" svg:x="0.383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1.678cm" svg:y1="10.922cm" svg:x2="4.726cm" svg:y2="10.963cm">
          <text:p/>
        </draw:line>
        <draw:line draw:style-name="gr5" draw:text-style-name="P3" draw:layer="layout" svg:x1="1.6cm" svg:y1="10.922cm" svg:x2="1.579cm" svg:y2="13.97cm">
          <text:p/>
        </draw:line>
        <draw:g>
          <draw:custom-shape draw:style-name="gr6" draw:text-style-name="P1" draw:layer="layout" svg:width="0.889cm" svg:height="0.889cm" draw:transform="rotate (-1.57760311087767) translate (2.038cm 10.3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draw:transform="rotate (-1.57760311087767) translate (1.782cm 10.6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1.651cm" svg:height="1.673cm" svg:x="3.812cm" svg:y="11.51cm">
          <draw:text-box>
            <text:p><text:span text:style-name="T5">x</text:span><text:span text:style-name="T6">0</text:span></text:p>
          </draw:text-box>
        </draw:frame>
        <draw:custom-shape draw:style-name="gr19" draw:text-style-name="P2" draw:layer="layout" svg:width="1.016cm" svg:height="3.048cm" svg:x="17.907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1.651cm" svg:y="13.589cm">
          <draw:text-box>
            <text:p><text:span text:style-name="T5">x</text:span><text:span text:style-name="T6">1</text:span></text:p>
          </draw:text-box>
        </draw:frame>
        <draw:frame draw:style-name="gr4" draw:text-style-name="P5" draw:layer="layout" svg:width="1.651cm" svg:height="1.673cm" svg:x="4.699cm" svg:y="10.668cm">
          <draw:text-box>
            <text:p><text:span text:style-name="T3">y</text:span><text:span text:style-name="T4">1</text:span></text:p>
          </draw:text-box>
        </draw:frame>
        <draw:custom-shape draw:style-name="gr12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79cm" svg:height="0.707cm" svg:x="2.033cm" svg:y="12.248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</draw:page>
      <draw:page draw:name="page11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7" draw:text-style-name="P4" draw:layer="layout" svg:width="2.54cm" svg:height="1.977cm" svg:x="0.254cm" svg:y="9.453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0.383cm" svg:y="7.339cm">
          <draw:text-box>
            <text:p><text:span text:style-name="T3">y</text:span><text:span text:style-name="T4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1.651cm" svg:height="1.673cm" svg:x="3.812cm" svg:y="11.51cm">
          <draw:text-box>
            <text:p><text:span text:style-name="T5">x</text:span><text:span text:style-name="T6">0</text:span></text:p>
          </draw:text-box>
        </draw:frame>
        <draw:custom-shape draw:style-name="gr19" draw:text-style-name="P2" draw:layer="layout" svg:width="1.016cm" svg:height="3.048cm" svg:x="17.907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651cm" svg:height="1.673cm" svg:x="6.604cm" svg:y="2.413cm">
          <draw:text-box>
            <text:p><text:span text:style-name="T5">x</text:span><text:span text:style-name="T6">1</text:span></text:p>
          </draw:text-box>
        </draw:frame>
        <draw:frame draw:style-name="gr4" draw:text-style-name="P5" draw:layer="layout" svg:width="1.651cm" svg:height="1.673cm" svg:x="10.668cm" svg:y="1.502cm">
          <draw:text-box>
            <text:p><text:span text:style-name="T3">y</text:span><text:span text:style-name="T4">1</text:span></text:p>
          </draw:text-box>
        </draw:frame>
        <draw:custom-shape draw:style-name="gr12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774cm" svg:y1="1.712cm" svg:x2="10.822cm" svg:y2="1.753cm">
          <text:p/>
        </draw:line>
        <draw:line draw:style-name="gr5" draw:text-style-name="P3" draw:layer="layout" svg:x1="7.743cm" svg:y1="1.812cm" svg:x2="7.722cm" svg:y2="4.86cm">
          <text:p/>
        </draw:line>
        <draw:g>
          <draw:custom-shape draw:style-name="gr6" draw:text-style-name="P1" draw:layer="layout" svg:width="0.889cm" svg:height="0.889cm" draw:transform="rotate (-1.57760311087767) translate (8.134cm 1.2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381cm" svg:height="0.381cm" draw:transform="rotate (-1.57760311087767) translate (7.878cm 1.5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4" draw:layer="layout" svg:width="2.54cm" svg:height="1.977cm" svg:x="6.35cm" svg:y="0.381cm">
          <draw:text-box>
            <text:p><text:span text:style-name="T1">z</text:span><text:span text:style-name="T2">1</text:span></text:p>
          </draw:text-box>
        </draw:frame>
        <draw:frame draw:style-name="gr8" draw:text-style-name="P8" draw:layer="layout" svg:width="0.879cm" svg:height="0.707cm" svg:x="1.915cm" svg:y="11.43cm">
          <draw:image xlink:href="Pictures/10000AA900000196000001471580C564781BC31C.svg" xlink:type="simple" xlink:show="embed" xlink:actuate="onLoad" loext:mime-type="image/svg+xml">
            <text:p/>
          </draw:image>
          <draw:image xlink:href="Pictures/100002010000000F0000000C9AFF461505C4B3CD.png" xlink:type="simple" xlink:show="embed" xlink:actuate="onLoad" loext:mime-type="image/png"/>
          <svg:title>TexMaths</svg:title>
          <svg:desc>14§display§\textcolor{white}{\mathcal{F}_0}§svg§600§TRUE§</svg:desc>
        </draw:frame>
        <draw:frame draw:style-name="gr8" draw:text-style-name="P8" draw:layer="layout" svg:width="0.907cm" svg:height="0.737cm" svg:x="8.255cm" svg:y="2.413cm">
          <draw:image xlink:href="Pictures/1000099E0000018B00000142F3913265E4461094.svg" xlink:type="simple" xlink:show="embed" xlink:actuate="onLoad" loext:mime-type="image/svg+xml">
            <text:p/>
          </draw:image>
          <draw:image xlink:href="Pictures/100002010000000F0000000C0E9B7F9897C5C1CD.png" xlink:type="simple" xlink:show="embed" xlink:actuate="onLoad" loext:mime-type="image/png"/>
          <svg:title>TexMaths</svg:title>
          <svg:desc>14§display§\textcolor{white}{\mathcal{F}_1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58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6T16:38:46.947098571</meta:creation-date>
    <dc:date>2025-03-05T21:45:47.542490183</dc:date>
    <meta:editing-duration>PT26M47S</meta:editing-duration>
    <meta:editing-cycles>6</meta:editing-cycles>
    <meta:generator>LibreOffice/6.4.7.2$Linux_X86_64 LibreOffice_project/40$Build-2</meta:generator>
    <meta:document-statistic meta:object-count="258"/>
  </office:meta>
</office:document-meta>
</file>